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6abe1" officeooo:paragraph-rsid="0016abe1" style:font-size-asian="15pt" style:font-size-complex="15pt"/>
    </style:style>
    <style:style style:name="P2" style:family="paragraph" style:parent-style-name="Standard">
      <style:text-properties fo:font-size="15pt" officeooo:rsid="001ff748" officeooo:paragraph-rsid="001ff748" style:font-size-asian="15pt" style:font-size-complex="15pt"/>
    </style:style>
    <style:style style:name="P3" style:family="paragraph" style:parent-style-name="Standard">
      <style:text-properties fo:font-style="italic" officeooo:rsid="0016abe1" officeooo:paragraph-rsid="0016abe1" style:font-style-asian="italic" style:font-style-complex="italic"/>
    </style:style>
    <style:style style:name="P4" style:family="paragraph" style:parent-style-name="Standard">
      <style:text-properties officeooo:rsid="001782b9" officeooo:paragraph-rsid="001782b9"/>
    </style:style>
    <style:style style:name="P5" style:family="paragraph" style:parent-style-name="Standard">
      <style:text-properties officeooo:rsid="001782b9" officeooo:paragraph-rsid="001ff748"/>
    </style:style>
    <style:style style:name="P6" style:family="paragraph" style:parent-style-name="Standard">
      <style:paragraph-properties fo:text-align="start" style:justify-single-word="false"/>
      <style:text-properties officeooo:rsid="001782b9" officeooo:paragraph-rsid="001ff748"/>
    </style:style>
    <style:style style:name="P7" style:family="paragraph" style:parent-style-name="Standard">
      <style:text-properties officeooo:rsid="0018fec8" officeooo:paragraph-rsid="0018fec8"/>
    </style:style>
    <style:style style:name="P8" style:family="paragraph" style:parent-style-name="Standard">
      <style:text-properties fo:language="cs" fo:country="CZ" officeooo:rsid="0018fec8" officeooo:paragraph-rsid="0018fec8"/>
    </style:style>
    <style:style style:name="P9" style:family="paragraph" style:parent-style-name="Standard">
      <style:text-properties fo:language="cs" fo:country="CZ" officeooo:rsid="001b5bc9" officeooo:paragraph-rsid="001b5bc9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8719c" officeooo:paragraph-rsid="001ff74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7c398" officeooo:paragraph-rsid="001ff74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1ff748" officeooo:paragraph-rsid="001ff7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d8a4c" officeooo:paragraph-rsid="001ff74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e8c48" officeooo:paragraph-rsid="001ff74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96fb96" officeooo:paragraph-rsid="00249cd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981d6b" officeooo:paragraph-rsid="00249cd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249cda" officeooo:paragraph-rsid="00249cd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25bf89" officeooo:paragraph-rsid="0025bf89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264148" officeooo:paragraph-rsid="0026414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 officeooo:rsid="001b5bc9" officeooo:paragraph-rsid="001b5bc9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25bf89" officeooo:paragraph-rsid="0025bf8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en" fo:country="US" fo:font-style="normal" fo:font-weight="normal" officeooo:rsid="002af0da" officeooo:paragraph-rsid="002af0da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fo:language="en" fo:country="US" officeooo:rsid="0018fec8" officeooo:paragraph-rsid="001ff748"/>
    </style:style>
    <style:style style:name="P24" style:family="paragraph" style:parent-style-name="Standard">
      <style:text-properties fo:language="en" fo:country="US" officeooo:rsid="002af0da" officeooo:paragraph-rsid="002af0da"/>
    </style:style>
    <style:style style:name="P25" style:family="paragraph" style:parent-style-name="Standard" style:list-style-name="L1">
      <style:text-properties fo:language="en" fo:country="US" officeooo:rsid="002af0da" officeooo:paragraph-rsid="002af0da"/>
    </style:style>
    <style:style style:name="T1" style:family="text">
      <style:text-properties officeooo:rsid="001782b9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cs" fo:country="CZ" fo:font-style="italic" officeooo:rsid="002b0481" style:font-style-asian="italic" style:font-style-complex="italic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002af0da"/>
    </style:style>
    <style:style style:name="T6" style:family="text">
      <style:text-properties fo:language="cs" fo:country="CZ" officeooo:rsid="002b0481"/>
    </style:style>
    <style:style style:name="T7" style:family="text">
      <style:text-properties fo:language="cs" fo:country="CZ" fo:font-style="italic" officeooo:rsid="002b0481" style:font-style-asian="italic" style:font-style-complex="italic"/>
    </style:style>
    <style:style style:name="T8" style:family="text">
      <style:text-properties officeooo:rsid="0018fec8"/>
    </style:style>
    <style:style style:name="T9" style:family="text">
      <style:text-properties fo:language="en" fo:country="US"/>
    </style:style>
    <style:style style:name="T10" style:family="text">
      <style:text-properties officeooo:rsid="0068071d"/>
    </style:style>
    <style:style style:name="T11" style:family="text">
      <style:text-properties officeooo:rsid="008aaa47"/>
    </style:style>
    <style:style style:name="T12" style:family="text">
      <style:text-properties officeooo:rsid="008e5ed5"/>
    </style:style>
    <style:style style:name="T13" style:family="text">
      <style:text-properties officeooo:rsid="00249cd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af0da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2af0da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0% 100%" fo:language="cs" fo:country="CZ" fo:font-style="normal" officeooo:rsid="002b0481" style:font-style-asian="normal" style:font-style-complex="normal"/>
    </style:style>
    <style:style style:name="T21" style:family="text">
      <style:text-properties style:text-position="0% 100%" fo:language="cs" fo:country="CZ" fo:font-style="normal" officeooo:rsid="002ccfff" style:font-style-asian="normal" style:font-style-complex="normal"/>
    </style:style>
    <style:style style:name="T22" style:family="text">
      <style:text-properties style:text-position="0% 100%" fo:language="cs" fo:country="CZ" fo:font-style="normal" officeooo:rsid="002e746d" style:font-style-asian="normal" style:font-style-complex="normal"/>
    </style:style>
    <style:style style:name="T23" style:family="text">
      <style:text-properties style:text-position="0% 100%" fo:language="cs" fo:country="CZ" fo:font-style="italic" officeooo:rsid="002ccfff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formace na nice instanci</text:p>
      <text:p text:style-name="P3"><text:span text:style-name="T1">I</text:span>nstance ETSP je hezká (nice) pro <text:s/>ε&gt;0, pokud minimální nenulová vzdálenost mezi body je alespoň 4 a všechny souřadnice x<text:span text:style-name="T2">i</text:span>, y<text:span text:style-name="T2">i</text:span> jsou integery [0, O(n)], kde n = počet bodů.</text:p>
      <text:p text:style-name="P4"/>
      <text:p text:style-name="P7">1. <text:span text:style-name="T4">Najít bounds (odkud pokud jsou body)</text:span></text:p>
      <text:p text:style-name="P8">2. Posunout body k nejbližším průsečíkům mřížky se spacingem εL/2n</text:p>
      <text:p text:style-name="P9">3. Zvetšíme grid spacing o faktor 8n/<text:span text:style-name="T8">εL</text:span></text:p>
      <text:p text:style-name="P9">4. Posuneme ctverec do <text:span text:style-name="T9">[0;0]</text:span></text:p>
      <text:p text:style-name="P20"/>
      <text:p text:style-name="P2">PTAS</text:p>
      <text:p text:style-name="P11">Pokud si zvolíme vhodně malé <text:s/><text:span text:style-name="T10">ε, tak nám to dovolí získat cestu ceny nejvýš ( 1 + <text:s/>ε’)OPT</text:span></text:p>
      <text:p text:style-name="P10">pro jakékoli <text:s/><text:span text:style-name="T10">ε’.</text:span></text:p>
      <text:p text:style-name="P5"/>
      <text:p text:style-name="P6">L’ = nejmenší mocnina dvojky, která je alespoň 2L</text:p>
      <text:p text:style-name="P6"/>
      <text:p text:style-name="P10">Který ze čtverců délky L’ obsahující všechny body vybrat? <text:span text:style-name="T11">Jakýkoli, který má souřadnice (a, b) left-bottom rohu takové, že </text:span><text:span text:style-name="T11"><draw:frame draw:style-name="fr1" draw:name="Objekt4" text:anchor-type="as-char" svg:y="-0.619cm" svg:width="2.489cm" svg:height="0.998cm" draw:z-index="0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11">. Bude se hodit náhodnost – vybereme integery a,b z intervalu náhodně. Takovému disection budeme říkat (a, b)-disection.</text:span></text:p>
      <text:p text:style-name="P10"/>
      <text:p text:style-name="P10">Level nejmenšího čtverce je O(log(n))</text:p>
      <text:p text:style-name="P10"/>
      <text:p text:style-name="P13">Pro každý čtverec umístíme portály do všech 4 rohů a pak m-1 protálů na každou stranu, kde m je nějaká mocnina dvou. <text:span text:style-name="T16">m</text:span> budeme říkal portálový parametr.</text:p>
      <text:p text:style-name="P10"/>
      <text:p text:style-name="P12">p-cesta = obsahuje uzly<text:span text:style-name="T12"> TSP instance a může obsahovat portály</text:span></text:p>
      <text:p text:style-name="P10"/>
      <text:p text:style-name="P14">portal-respecting = pro každý čtverec dissection, cesta pouze vejde a vyjde do čtverce portálem</text:p>
      <text:p text:style-name="P10"/>
      <text:p text:style-name="P14">r-light = pro každý čtverec dissection platí, že crossne každou stranu max r times</text:p>
      <text:p text:style-name="P10"><text:tab/>- <text:span text:style-name="T13">p-tour využije max 4r portálů </text:span></text:p>
      <text:p text:style-name="P10"/>
      <text:p text:style-name="P10">? <draw:frame draw:style-name="fr1" draw:name="Objekt5" text:anchor-type="as-char" svg:y="-0.619cm" svg:width="2.91cm" svg:height="0.77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..<text:span text:style-name="T15">m</text:span><text:span text:style-name="T17"> je mocnina dvou (může být 0) </text:span><draw:frame draw:style-name="fr1" draw:name="Objekt6" text:anchor-type="as-char" svg:y="-0.377cm" svg:width="1.842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/>
      <text:p text:style-name="P16">partial p-tour = ten kus cesty uvnitř čtverce, co v něm navštíví všechny uzly</text:p>
      <text:p text:style-name="P15"/>
      <text:p text:style-name="P17">párování portálů (enter, exit)</text:p>
      <text:p text:style-name="P17"/>
      <text:p text:style-name="P18">Cíl = spočítat pro každý <text:span text:style-name="T14">čtverec</text:span> dissection, pro každou <text:span text:style-name="T14">volbu počtu portálů </text:span>(max r pro stranu) a pro každé <text:span text:style-name="T14">(enter, exit) párování portálů</text:span> nejlevnější PPT, které navštíví všechny body instance ležící ve čtverci</text:p>
      <text:p text:style-name="P18"/>
      <text:p text:style-name="P22"/>
      <text:p text:style-name="P18"/>
      <text:p text:style-name="P18">asi hloupá otázka, ale co spojování?;</text:p>
      <text:p text:style-name="P18"/>
      <text:p text:style-name="P19">můžu použít jeden portál v rámci čtverce víckrát?</text:p>
      <text:p text:style-name="P15"/>
      <text:list xml:id="list867381818" text:style-name="L1">
        <text:list-item>
          <text:p text:style-name="P23"><text:soft-page-break/><text:span text:style-name="T5">Pro každý bod najdeme největší čtverec, který obsahuje jen ho</text:span></text:p>
        </text:list-item>
        <text:list-item>
          <text:p text:style-name="P25"><text:span text:style-name="T4">Pro tyto čtverce najdeme ∀choice portálů, ∀párování </text:span><text:span text:style-name="T6">najdeme nejkratší cestu</text:span></text:p>
        </text:list-item>
      </text:list>
      <text:p text:style-name="P24"><text:span text:style-name="T6"/></text:p>
      <text:p text:style-name="P24"><text:span text:style-name="T6">!Note that any partial p-tour for </text:span><text:span text:style-name="T7">S</text:span><text:span text:style-name="T6"> might use portals on the 4 sides of the </text:span><text:span text:style-name="T7">s</text:span><text:span text:style-name="T3">i</text:span><text:span text:style-name="T20"> that are not also on a a side of S</text:span></text:p>
      <text:p text:style-name="P24"><text:span text:style-name="T20"/></text:p>
      <text:p text:style-name="P24"><text:span text:style-name="T20">!</text:span><text:span text:style-name="T21">závisí </text:span><text:span text:style-name="T23">m</text:span><text:span text:style-name="T21"> na </text:span><text:span text:style-name="T22">levelu...nemysli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DocumentMap" style:family="paragraph" style:default-outline-level="">
      <style:paragraph-properties fo:margin-top="0cm" fo:margin-bottom="0.282cm" loext:contextual-spacing="false" fo:line-height="102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cs" fo:country="CZ" style:font-name-asian="MS Mincho" style:font-family-asian="'MS Mincho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1:02:51.817000000</meta:creation-date>
    <meta:generator>LibreOffice/6.2.5.2$Windows_X86_64 LibreOffice_project/1ec314fa52f458adc18c4f025c545a4e8b22c159</meta:generator>
    <dc:date>2023-02-27T12:43:51.512000000</dc:date>
    <meta:editing-duration>P2DT2H11M27S</meta:editing-duration>
    <meta:editing-cycles>8</meta:editing-cycles>
    <meta:document-statistic meta:table-count="0" meta:image-count="0" meta:object-count="3" meta:page-count="2" meta:paragraph-count="27" meta:word-count="332" meta:character-count="1954" meta:non-whitespace-character-count="1643"/>
  </office:meta>
</office:document-meta>
</file>

<file path=Object 1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2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